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313" officeooo:paragraph-rsid="00123313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2331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23313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text-properties style:font-name="Calibri" fo:font-size="13pt" fo:language="it" fo:country="IT" officeooo:rsid="001e24e3" officeooo:paragraph-rsid="00123313" style:font-size-asian="13pt" style:font-size-complex="13pt"/>
    </style:style>
    <style:style style:name="P5" style:family="paragraph" style:parent-style-name="Standard">
      <style:text-properties style:font-name="Calibri" fo:font-size="13pt" fo:language="it" fo:country="IT" officeooo:paragraph-rsid="00123313" style:font-size-asian="13pt" style:font-size-complex="13pt"/>
    </style:style>
    <style:style style:name="P6" style:family="paragraph" style:parent-style-name="Standard">
      <style:text-properties style:font-name="Calibri" fo:font-size="13pt" fo:language="it" fo:country="IT" officeooo:rsid="00123313" officeooo:paragraph-rsid="0012331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language="it" fo:country="IT" fo:font-weight="normal" officeooo:rsid="000448e8" officeooo:paragraph-rsid="0012331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71331" officeooo:paragraph-rsid="00123313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23313"/>
    </style:style>
    <style:style style:name="T1" style:family="text">
      <style:text-properties officeooo:rsid="00123313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style:style style:name="T7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style:style style:name="T8" style:family="text">
      <style:text-properties style:font-name="Calibri" fo:font-size="13pt" fo:language="it" fo:country="IT" fo:font-weight="bold" officeooo:rsid="00123313" style:font-size-asian="11.3500003814697pt" style:font-weight-asian="bold" style:font-size-complex="13pt" style:font-weight-complex="bold"/>
    </style:style>
    <style:style style:name="T9" style:family="text">
      <style:text-properties style:font-name="Calibri" fo:font-size="13pt" fo:language="it" fo:country="IT" fo:font-weight="normal" officeooo:rsid="00123313" style:font-size-asian="11.3500003814697pt" style:font-weight-asian="normal" style:font-size-complex="13pt" style:font-weight-complex="normal"/>
    </style:style>
    <style:style style:name="T10" style:family="text">
      <style:text-properties style:font-name="Calibri" fo:font-size="13pt" fo:language="it" fo:country="IT" fo:font-weight="normal" officeooo:rsid="000448e8" style:font-size-asian="11.3500003814697pt" style:font-weight-asian="normal" style:font-size-complex="13pt" style:font-weight-complex="normal"/>
    </style:style>
    <style:style style:name="T11" style:family="text">
      <style:text-properties style:font-name="Calibri" fo:font-size="18pt" fo:language="it" fo:country="IT" fo:font-weight="bold" officeooo:rsid="000448e8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Traccia</text:span><text:span text:style-name="T6">to</text:span><text:span text:style-name="T5"> record entità: </text:span><text:span text:style-name="T7">Macchina Usata</text:span></text:p>
      <text:p text:style-name="P3"/>
      <text:p text:style-name="P5">Elenco ordinato campi entità:</text:p>
      <text:list xml:id="list690541426" text:style-name="L1">
        <text:list-item>
          <text:p text:style-name="P4">N_Sportelli <text:span text:style-name="T1">(1)</text:span></text:p>
        </text:list-item>
        <text:list-item>
          <text:p text:style-name="P4">N_Posti <text:span text:style-name="T1">(1)</text:span></text:p>
        </text:list-item>
        <text:list-item>
          <text:p text:style-name="P4">Targa <text:span text:style-name="T1">(7)</text:span></text:p>
        </text:list-item>
        <text:list-item>
          <text:p text:style-name="P4">Marca <text:span text:style-name="T1">(10)</text:span></text:p>
        </text:list-item>
        <text:list-item>
          <text:p text:style-name="P4">Modello <text:span text:style-name="T1">(10)</text:span></text:p>
        </text:list-item>
        <text:list-item>
          <text:p text:style-name="P4">Telaio <text:span text:style-name="T1">(17)</text:span></text:p>
        </text:list-item>
        <text:list-item>
          <text:p text:style-name="P4">Motore <text:span text:style-name="T1">(25)</text:span></text:p>
        </text:list-item>
        <text:list-item>
          <text:p text:style-name="P4">KM_Totali <text:span text:style-name="T1">(6)</text:span></text:p>
        </text:list-item>
        <text:list-item>
          <text:p text:style-name="P4">Velocità_Max <text:span text:style-name="T1">(3)</text:span></text:p>
        </text:list-item>
        <text:list-item>
          <text:p text:style-name="P4">Clindrata <text:span text:style-name="T1">(4)</text:span></text:p>
        </text:list-item>
        <text:list-item>
          <text:p text:style-name="P4">Data_Rev <text:span text:style-name="T1">(10)</text:span></text:p>
        </text:list-item>
        <text:list-item>
          <text:p text:style-name="P4">Data_Tag <text:span text:style-name="T1">(10)</text:span></text:p>
        </text:list-item>
        <text:list-item>
          <text:p text:style-name="P4">Data_Imm <text:span text:style-name="T1">(10)</text:span></text:p>
        </text:list-item>
      </text:list>
      <text:p text:style-name="P6">Dimensione record: 114</text:p>
      <text:p text:style-name="P9"><text:span text:style-name="T9">Carattere di riempimento, ASCII CODE</text:span><text:span text:style-name="T10">: </text:span><text:span text:style-name="T8">0x20</text:span><text:span text:style-name="T10">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gnazio Leonardo Calogero Sperandeo</text:p>
      <text:p text:style-name="P8">28/09/2024</text:p>
      <text:p text:style-name="P8"><text:soft-page-break/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43:18.809536540</meta:creation-date>
    <dc:date>2024-10-01T17:51:21.437524468</dc:date>
    <meta:editing-duration>PT8M2S</meta:editing-duration>
    <meta:editing-cycles>1</meta:editing-cycles>
    <meta:document-statistic meta:table-count="0" meta:image-count="0" meta:object-count="0" meta:page-count="2" meta:paragraph-count="20" meta:word-count="64" meta:character-count="357" meta:non-whitespace-character-count="325"/>
    <meta:generator>LibreOffice/6.4.7.2$Linux_X86_64 LibreOffice_project/40$Build-2</meta:generator>
  </office:meta>
</office:document-meta>
</file>